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rigine du groupe</text:p>
      <text:p text:style-name="Standard">Nous sommes un groupe de quatre mecs simples, beaux, intelligents et très curieux. Etant dans la même classe, nous nous connaissons assez bien mais surtout nous nous<text:s/>entendons très bien ce qui facilitera la cohésion du groupe et nous permettra de fournir un travail sérieux, précis, rigoureux et appliqué.</text:p>
      <text:p text:style-name="Standard">Notre amour des jeux vidéos<text:s/>nous a rassemblé pour mener à bien notre destiné :<text:s/>créer un jeu sous UNITY. <text:s/>Même si le groupe s'est donc formé assez tard, nous sommes et resterons très motivé pour mener à bien ce projet très ambitieux que je vous laisse découvri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ssie_h</dc:creator>
    <meta:creation-date>2015-01-14T23:52:00Z</meta:creation-date>
    <dc:date>2015-01-14T23:23:00Z</dc:date>
    <meta:template xlink:href="Normal.dotm" xlink:type="simple"/>
    <meta:editing-cycles>3</meta:editing-cycles>
    <meta:editing-duration>PT420S</meta:editing-duration>
    <meta:document-statistic meta:page-count="1" meta:paragraph-count="1" meta:word-count="90" meta:character-count="585" meta:row-count="4" meta:non-whitespace-character-count="496"/>
  </office:meta>
</office:document-meta>
</file>